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C69C6A87797805CE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Segoe UI Semibold" fo:font-size="24pt" style:font-size-asian="24pt" style:font-size-complex="24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style:font-name="Segoe UI Semibold"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/>
      <style:text-properties style:font-name="Segoe UI Semibold" fo:font-size="36pt" style:font-size-asian="36pt" style:font-size-complex="36pt"/>
    </style:style>
    <style:style style:name="P6" style:family="paragraph"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start"/>
      <style:text-properties style:font-name="Segoe UI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 Semibold1" fo:font-size="32pt" style:font-size-asian="32pt" style:font-size-complex="32pt"/>
    </style:style>
    <style:style style:name="T3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Segoe UI Semibol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3.114cm" svg:height="3.063cm" svg:x="2.286cm" svg:y="1.016cm">
          <draw:text-box>
            <text:p text:style-name="P1"><text:span text:style-name="T1">Hymn #887</text:span></text:p>
            <text:p text:style-name="P1"><text:span text:style-name="T2">“</text:span><text:span text:style-name="T2">Now the Light Has Gone Away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5" draw:layer="layout" svg:width="23.114cm" svg:height="7.011cm" svg:x="2.286cm" svg:y="1.016cm">
          <draw:text-box>
            <text:p text:style-name="P4"><text:span text:style-name="T3">1. </text:span><text:span text:style-name="T4">Now the light has gone away;</text:span></text:p>
            <text:p text:style-name="P4"><text:span text:style-name="T4">Father, listen while I pray,</text:span></text:p>
            <text:p text:style-name="P4"><text:span text:style-name="T4">Asking Thee to watch and keep</text:span></text:p>
            <text:p text:style-name="P4"><text:span text:style-name="T4">And to send me quiet sleep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23.114cm" svg:height="7.011cm" svg:x="2.286cm" svg:y="1.016cm">
          <draw:text-box>
            <text:p text:style-name="P1"><text:span text:style-name="T3">2. </text:span><text:span text:style-name="T4">Jesus, Savior, wash away</text:span></text:p>
            <text:p text:style-name="P1"><text:span text:style-name="T4">All that has been wrong today.</text:span></text:p>
            <text:p text:style-name="P1"><text:span text:style-name="T4">Help me ev'ry day to be</text:span></text:p>
            <text:p text:style-name="P1"><text:span text:style-name="T4">Good and gentle, more like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2" draw:layer="layout" svg:width="23.114cm" svg:height="7.011cm" svg:x="2.286cm" svg:y="1.016cm">
          <draw:text-box>
            <text:p text:style-name="P1"><text:span text:style-name="T3">3. </text:span><text:span text:style-name="T4">Let my near and dear ones be</text:span></text:p>
            <text:p text:style-name="P1"><text:span text:style-name="T4">Always near and dear to Thee.</text:span></text:p>
            <text:p text:style-name="P1"><text:span text:style-name="T4">O bring me and all I love</text:span></text:p>
            <text:p text:style-name="P1"><text:span text:style-name="T4">To Thy happy home ab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2" draw:layer="layout" svg:width="23.114cm" svg:height="7.011cm" svg:x="2.286cm" svg:y="1.016cm">
          <draw:text-box>
            <text:p text:style-name="P1"><text:span text:style-name="T3">4. </text:span><text:span text:style-name="T4">Now my evening praise I give;</text:span></text:p>
            <text:p text:style-name="P1"><text:span text:style-name="T4">Thou didst die that I might live.</text:span></text:p>
            <text:p text:style-name="P1"><text:span text:style-name="T4">All my blessings come from Thee;</text:span></text:p>
            <text:p text:style-name="P1"><text:span text:style-name="T4">Oh, how good Thou art to m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8" draw:layer="layout" svg:width="23.114cm" svg:height="10.771cm" svg:x="2.286cm" svg:y="1.016cm">
          <draw:text-box>
            <text:p text:style-name="P6"><text:span text:style-name="T3">5. </text:span><text:span text:style-name="T4">Thou, my best and kindest Friend,</text:span></text:p>
            <text:p text:style-name="P6"><text:span text:style-name="T4">Thou wilt love me to the end.</text:span></text:p>
            <text:p text:style-name="P6"><text:span text:style-name="T4">Let me love Thee more and more,</text:span></text:p>
            <text:p text:style-name="P6"><text:span text:style-name="T4">Always better than before.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><text:s text:c="12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2200000253C69C6A87797805C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9T14:43:14.135000000</meta:creation-date>
    <dc:title>Blue</dc:title>
    <meta:editing-duration>PT12M37S</meta:editing-duration>
    <meta:editing-cycles>4</meta:editing-cycles>
    <meta:generator>LibreOffice/5.3.7.2$Windows_X86_64 LibreOffice_project/6b8ed514a9f8b44d37a1b96673cbbdd077e24059</meta:generator>
    <dc:date>2017-12-29T14:55:51.667000000</dc:date>
    <meta:document-statistic meta:object-count="39"/>
  </office:meta>
</office:document-meta>
</file>